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Silné" style:family="text">
      <style:text-properties fo:font-weight="normal" style:font-weight-asian="normal"/>
    </style:style>
    <style:style style:name="T21" style:parent-style-name="Silné" style:family="text">
      <style:text-properties fo:font-weight="normal" style:font-weight-asian="norm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5/2025</text:p>
            <text:p text:style-name="Normální">KVOP-14737/2025</text:p>
            <text:p text:style-name="Normální">03. 04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Vážený pan</text:p>
            <text:p text:style-name="Normální">Bc. Z. S.</text:p>
            <text:p text:style-name="Normální"/>
            <text:p text:style-name="Normální"/>
            <text:p text:style-name="Normální"/>
            <text:p text:style-name="P17">ID DS:</text:p>
            <text:p text:style-name="Normální"/>
            <text:p text:style-name="Normální"/>
          </table:table-cell>
        </table:table-row>
      </table:table>
      <text:h text:style-name="Nadpis1" text:outline-level="1">Sdělení o vyřízení<text:s/>žádosti o informace podle zákona č. 106/1999 Sb., o svobodném přístupu k informacím</text:h>
      <text:p text:style-name="Základnítext">Vážený pane S.,</text:p>
      <text:p text:style-name="Základnítext">dne 20. 3. 2025 obdržela Kancelář veřejného ochránce práv (kancelář) Vaši žádost o informace. Ptal jste se:</text:p>
      <text:list text:style-name="LFO3_1" text:continue-numbering="true">
        <text:list-item>
          <text:p text:style-name="P18">Jakým způsobem vyřídil Váš úřad můj podnět ze dne 5. 11. 2021 na Krajský úřad Olomouckého kraje, který Váš úřad prokazatelně převzal dne 8. 11. 2021 a posléze přidělil sp. zn. 6721/2021/VOP/MKZ. Pro úplnost sděluji, že na základě Vaší žádosti ze dne 20. 12. 2021 jsem tento podnět doplnil stejného dne a následně i dne 4. 1. 2022, ale od té doby jsem od Vás již neobdržel žádné vyrozumění.<text:s/></text:p>
        </text:list-item>
        <text:list-item>
          <text:p text:style-name="P19">Jakým způsobem vyřídil Váš úřad můj podnět ze dne 15. 11. 2022 na Krajský úřad Olomouckého kraje a Magistrát města Olomouce, který Váš úřad prokazatelně převzal dne<text:s/>16. 11. 2022, ale od té doby nereagoval, přestože jsem tento podnět navíc ještě urgoval dne 27. 12. 2022. <text:s/></text:p>
        </text:list-item>
      </text:list>
      <text:p text:style-name="Základnítext"><text:span text:style-name="Silné">Dáváme Vám tyto informace</text:span>:</text:p>
      <text:p text:style-name="Základnítext"><text:span text:style-name="Silné">Podnět ze dne 5. 11. 2021</text:span><text:s/>jsme vedli pod sp. zn. 6721/2021/VOP. Směřoval proti postupu Krajského úřadu Moravskoslezského<text:s/>kraje při řešení stížnosti na poskytování zdravotní péče. Byl vyřízen telefonickým hovorem uskutečněným v souvislosti s vyřizováním Vašeho jiného podnětu<text:span text:style-name="Značkapozn.podčarou"><text:note text:note-class="footnote" text:id="_ftn0"><text:note-citation>1</text:note-citation><text:note-body><text:p text:style-name="Textpozn.podčarou"><text:s/><text:tab/>V dubnu 2022 jste podal podnět proti postupu Úřadu práce ČR - krajské pobočky v Olomouci,<text:s/>kontaktního pracoviště Šumperk,<text:s/><text:span text:style-name="Silné">ve věci pracovní rehabilitace</text:span>. V této věci zahájil veřejný ochránce práv šetření.</text:p></text:note-body></text:note></text:span>.<text:s/></text:p>
      <text:p text:style-name="Základnítext">Při telefonickém hovoru se Vás zpracovatelka podnětu Mgr. Milena Zmeškalová mj. dotázala, zda máte ještě něco k doplnění Vašeho předchozího<text:s/>podnětu ve věci stížnosti na zdravotní služby. Řekl jste jí, že už to nehodláte řešit. Ona reagovala sdělením, že spis ukončíme a to jsme také udělali.<text:s/></text:p>
      <text:p text:style-name="Základnítext"><text:span text:style-name="Silné">V</text:span>yřizování podnětu<text:s/><text:span text:style-name="T20">vedeného pod</text:span><text:span text:style-name="Silné"><text:s/></text:span>sp. zn. 6721/2021/VOP<text:span text:style-name="Silné"><text:s/></text:span><text:span text:style-name="T21">jsme</text:span><text:span text:style-name="Silné"><text:s/></text:span>ukončili úředním záznamem do spisu, již bez<text:s/>Vašeho písemného vyrozumění. Od telefonátu s Mgr. Zmeškalovou jste se už v této věci neozval (ani telefonicky, ani písemně).<text:s/></text:p>
      <text:p text:style-name="Základnítext"/>
      <text:p text:style-name="Základnítext"><text:span text:style-name="Silné">Podnět ze dne 15. 11. 2022</text:span><text:s/>jsme vedli pod sp. zn. 17101/2022/VOP. Týkal se postupu Magistrátu města Olomouc (magistrát), který odložil Váš podnět k prošetření spáchání možného přestupku poskytovatele zdravotních služeb (neposkytování zdravotních služeb pacientům bez OOPP).<text:s/></text:p>
      <text:p text:style-name="Základnítext">Magistrát věc odložil podle § 76 odst. 1 písm. a) přestupkového zákona, protože nebyl dán důvod k zahájení přestupkového řízení. Jednání totiž chyběla složka protiprávnosti. Vedení magistrátu jste si stěžoval na postup pracovnice, která podnět odložila. Ve stížnosti jste mimo jiné upozorňoval na její kvalifikační předpoklady a nastínil, že může jít o trestní jednání. Magistrát spis postoupil na Krajský úřad Olomouckého kraje. Ten v odložení věci neshledal porušení právních předpisů a Vaši stížnost označil za nedůvodnou, o čemž Vás vyrozuměl. V zaslané odpovědi Vám vše podrobně vysvětlil.<text:s/></text:p>
      <text:p text:style-name="Základnítext">Ze spisové dokumentace, kterou veřejný ochránce práv obdržel v této věci, nevyplývaly skutečnosti odůvodňující zahájení šetření. Proto jsme vyřizování věci vedené pod sp. zn. 17101/2022/VOP ukončili úředním záznamem do spisu.<text:s/></text:p>
      <text:p text:style-name="Základnítext">Z žádosti o informace je zřejmá Vaše nespokojenost s postupem veřejného ochránce práv při vyřizování Vašich podání.<text:s/><text:span text:style-name="Silné">Obsahem ji proto považuji spíše za stížnost</text:span>. Tuto informaci předávám veřejnému ochránci práv, který Vám odpoví samostatnou písemností.</text:p>
      <text:p text:style-name="Základnítext">S pozdravem</text:p>
      <text:p text:style-name="podpis"/>
      <text:p text:style-name="podpis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DHMA*</text:span></text:p>
        <text:p text:style-name="P12"><text:span text:style-name="T13">KVOPX00FDHMA</text:span>KVOPX00FDHMA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5-12T06:59:00Z</meta:creation-date>
    <dc:date>2025-05-12T07:04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6" meta:word-count="479" meta:character-count="3301" meta:row-count="23" meta:non-whitespace-character-count="2828"/>
  </office:meta>
</office:document-meta>
</file>